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fo:color="#0000ff" fo:font-size="10pt" fo:language="zxx" fo:country="none" style:font-size-asian="10pt" style:font-size-complex="10pt"/>
    </style:style>
    <style:style style:name="T2" style:family="text">
      <style:text-properties style:use-window-font-color="true" fo:font-size="10pt" fo:language="zxx" fo:country="none" style:font-size-asian="10pt" style:font-size-complex="10pt"/>
    </style:style>
    <style:style style:name="T3" style:family="text">
      <style:text-properties fo:color="#008080" fo:font-size="10pt" fo:language="zxx" fo:country="none" style:font-size-asian="10pt" style:font-size-complex="10pt"/>
    </style:style>
    <style:style style:name="T4" style:family="text">
      <style:text-properties fo:color="#808080" fo:font-size="10pt" fo:language="zxx" fo:country="none" style:font-size-asian="10pt" style:font-size-complex="10pt"/>
    </style:style>
    <style:style style:name="T5" style:family="text">
      <style:text-properties fo:color="#ff0000" fo:font-size="10pt" fo:language="zxx" fo:country="none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imal : un batème</text:p>
      <text:p text:style-name="Standard">Animal → espèce</text:p>
      <text:p text:style-name="Standard">codeAnimal, nom → espèce</text:p>
      <text:p text:style-name="Standard">codeAnimal → nom</text:p>
      <text:p text:style-name="Standard">ENCLOS (superficie, nom, codeEnclos)</text:p>
      <text:p text:style-name="Standard">Animal, Enclos → ?<text:tab/>}</text:p>
      <text:p text:style-name="Standard">Espèce, Enclos → ?<text:tab/>} Contrainte d'inclusion</text:p>
      <text:p text:style-name="Standard">Animal → Espèce<text:tab/>}</text:p>
      <text:p text:style-name="Standard">Espèce, Espèce → ?<text:tab/>} Reflexive</text:p>
      <text:p text:style-name="Standard">Trace : Historique</text:p>
      <text:p text:style-name="Standard">Animal, Enclos, date → ?</text:p>
      <text:p text:style-name="Standard">TypeObjet :<text:tab/>→ ObjetPreté</text:p>
      <text:p text:style-name="Standard"><text:tab/><text:tab/>→ ObjetAcheté</text:p>
      <text:p text:style-name="Standard">ObjetPreté → ASSOCIATION</text:p>
      <text:p text:style-name="Standard">TypeObjet, Enclos → ?</text:p>
      <text:p text:style-name="Standard">MENUTYPE</text:p>
      <text:p text:style-name="Standard">MenuType → Espèce</text:p>
      <text:p text:style-name="Standard">REPAS</text:p>
      <text:p text:style-name="Standard">Repas → MenuType</text:p>
      <text:p text:style-name="Standard">SOIGNANT</text:p>
      <text:p text:style-name="Standard">Soignant, Espèce → ?</text:p>
      <text:p text:style-name="Standard"/>
      <text:p text:style-name="Standard">Deux niveaux de jeu d'essai :</text:p>
      <text:p text:style-name="Standard">je dois essayer de couvrir tout cas possible</text:p>
      <text:p text:style-name="Standard">essayer de faire planter sgbd</text:p>
      <text:p text:style-name="Standard"/>
      <text:p text:style-name="Standard">Objectif : base cohérente</text:p>
      <text:list xml:id="list9055706483927059356" text:style-name="L1">
        <text:list-item>
          <text:p text:style-name="P3">diagramme affiche bien relation entre table</text:p>
          <text:list>
            <text:list-item>
              <text:p text:style-name="P3">si structure fausse : 2 types erreurs :</text:p>
              <text:list>
                <text:list-item>
                  <text:p text:style-name="P3">type différents entre clé étrangère et clé primaire</text:p>
                </text:list-item>
                <text:list-item>
                  <text:p text:style-name="P3">données déjà valorisé et appel de clé primaire inexistante</text:p>
                </text:list-item>
              </text:list>
            </text:list-item>
          </text:list>
        </text:list-item>
      </text:list>
      <text:list xml:id="list4741580359545060020" text:style-name="L2">
        <text:list-item>
          <text:p text:style-name="P4">insertion données</text:p>
          <text:list>
            <text:list-item>
              <text:p text:style-name="P4">tout cas possibles</text:p>
            </text:list-item>
          </text:list>
        </text:list-item>
      </text:list>
      <text:list xml:id="list9213742827338242325" text:style-name="L3">
        <text:list-item>
          <text:p text:style-name="P5">certaines requetes impossibles</text:p>
          <text:list>
            <text:list-item>
              <text:p text:style-name="P5">limite langage sql simple</text:p>
              <text:list>
                <text:list-item>
                  <text:p text:style-name="P5">créer programme</text:p>
                </text:list-item>
                <text:list-item>
                  <text:p text:style-name="P5">procédure stockées en langage sql élaboré (ex : transact sql)</text:p>
                </text:list-item>
              </text:list>
            </text:list-item>
          </text:list>
        </text:list-item>
      </text:list>
      <text:list xml:id="list2107456130193054604" text:style-name="L4">
        <text:list-item>
          <text:p text:style-name="P6">contrainte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/></text:p>
      <text:p text:style-name="Standard"><text:soft-page-break/><text:span text:style-name="T1">create</text:span><text:span text:style-name="T2"> </text:span><text:span text:style-name="T1">procedure</text:span><text:span text:style-name="T2"> </text:span><text:span text:style-name="T3">listedesplusjeunes</text:span><text:span text:style-name="T2"> </text:span><text:span text:style-name="T1">as</text:span></text:p>
      <text:p text:style-name="P1"><text:span text:style-name="T2"><text:tab/></text:span><text:span text:style-name="T1">declare</text:span><text:span text:style-name="T2"> </text:span><text:span text:style-name="T3">listelion</text:span><text:span text:style-name="T2"> </text:span><text:span text:style-name="T1">cursor</text:span><text:span text:style-name="T2"> </text:span><text:span text:style-name="T1">for</text:span></text:p>
      <text:p text:style-name="P1"><text:span text:style-name="T2"><text:tab/><text:tab/></text:span><text:span text:style-name="T1">select</text:span><text:span text:style-name="T2"> </text:span><text:span text:style-name="T3">nombapteme</text:span><text:span text:style-name="T4">,</text:span><text:span text:style-name="T2"> </text:span><text:span text:style-name="T3">datenaissance</text:span></text:p>
      <text:p text:style-name="P1"><text:span text:style-name="T2"><text:tab/><text:tab/></text:span><text:span text:style-name="T1">from</text:span><text:span text:style-name="T2"> </text:span><text:span text:style-name="T3">animal</text:span><text:span text:style-name="T4">,</text:span><text:span text:style-name="T2"> </text:span><text:span text:style-name="T3">espece</text:span></text:p>
      <text:p text:style-name="P1"><text:span text:style-name="T2"><text:tab/><text:tab/></text:span><text:span text:style-name="T1">where</text:span><text:span text:style-name="T2"> </text:span><text:span text:style-name="T3">animal</text:span><text:span text:style-name="T4">.</text:span><text:span text:style-name="T3">codeespece</text:span><text:span text:style-name="T2"> </text:span><text:span text:style-name="T4">=</text:span><text:span text:style-name="T2"> </text:span><text:span text:style-name="T3">espece</text:span><text:span text:style-name="T4">.</text:span><text:span text:style-name="T3">codeespece</text:span></text:p>
      <text:p text:style-name="P1"><text:span text:style-name="T2"><text:tab/><text:tab/></text:span><text:span text:style-name="T4">and</text:span><text:span text:style-name="T2"> </text:span><text:span text:style-name="T3">libelle</text:span><text:span text:style-name="T4">=</text:span><text:span text:style-name="T5">'lion'</text:span></text:p>
      <text:p text:style-name="P1"><text:span text:style-name="T2"><text:tab/><text:tab/></text:span><text:span text:style-name="T1">order</text:span><text:span text:style-name="T2"> </text:span><text:span text:style-name="T1">by</text:span><text:span text:style-name="T2"> 2 </text:span><text:span text:style-name="T1">desc</text:span></text:p>
      <text:p text:style-name="P1"><text:span text:style-name="T2"><text:tab/></text:span><text:span text:style-name="T1">declare</text:span><text:span text:style-name="T2"> </text:span><text:span text:style-name="T3">@nombapteme</text:span><text:span text:style-name="T2"> </text:span><text:span text:style-name="T1">char</text:span><text:span text:style-name="T4">(</text:span><text:span text:style-name="T2">32</text:span><text:span text:style-name="T4">)</text:span></text:p>
      <text:p text:style-name="P1"><text:span text:style-name="T2"><text:tab/></text:span><text:span text:style-name="T1">declare</text:span><text:span text:style-name="T2"> </text:span><text:span text:style-name="T3">@datenaissance</text:span><text:span text:style-name="T2"> </text:span><text:span text:style-name="T1">char</text:span><text:span text:style-name="T4">(</text:span><text:span text:style-name="T2">4</text:span><text:span text:style-name="T4">)</text:span></text:p>
      <text:p text:style-name="P1"><text:span text:style-name="T2"><text:tab/></text:span><text:span text:style-name="T1">declare</text:span><text:span text:style-name="T2"> </text:span></text:p>
      <text:p text:style-name="P2"><text:tab/></text:p>
      <text:p text:style-name="P1"><text:span text:style-name="T2"><text:tab/></text:span><text:span text:style-name="T1">open</text:span><text:span text:style-name="T2"> </text:span><text:span text:style-name="T3">listelion</text:span></text:p>
      <text:p text:style-name="P1"><text:span text:style-name="T2"><text:tab/></text:span><text:span text:style-name="T1">set</text:span><text:span text:style-name="T2"> </text:span><text:span text:style-name="T3">@i</text:span><text:span text:style-name="T4">=</text:span><text:span text:style-name="T2">0</text:span></text:p>
      <text:p text:style-name="P1"><text:span text:style-name="T2"><text:tab/></text:span><text:span text:style-name="T1">fetch</text:span><text:span text:style-name="T2"> </text:span><text:span text:style-name="T3">listelion</text:span><text:span text:style-name="T2"> </text:span><text:span text:style-name="T1">into</text:span><text:span text:style-name="T2"> </text:span><text:span text:style-name="T3">@nombapteme</text:span><text:span text:style-name="T4">,</text:span><text:span text:style-name="T3">@datenaissance</text:span></text:p>
      <text:p text:style-name="P2"><text:tab/></text:p>
      <text:p text:style-name="P1"><text:span text:style-name="T2"><text:tab/></text:span><text:span text:style-name="T1">while</text:span><text:span text:style-name="T2"> </text:span><text:span text:style-name="T3">@i</text:span><text:span text:style-name="T4">&lt;</text:span><text:span text:style-name="T2">2</text:span></text:p>
      <text:p text:style-name="P1"><text:span text:style-name="T2"><text:tab/></text:span><text:span text:style-name="T1">begin</text:span></text:p>
      <text:p text:style-name="P1"><text:span text:style-name="T2"><text:tab/><text:tab/></text:span><text:span text:style-name="T1">print</text:span><text:span text:style-name="T2"> </text:span><text:span text:style-name="T3">@nombapteme</text:span><text:span text:style-name="T2"> </text:span><text:span text:style-name="T4">+</text:span><text:span text:style-name="T2"> </text:span><text:span text:style-name="T5">'est né en : '</text:span><text:span text:style-name="T2"> </text:span><text:span text:style-name="T4">+</text:span><text:span text:style-name="T2"> </text:span><text:span text:style-name="T3">@datenaissance</text:span></text:p>
      <text:p text:style-name="P1"><text:span text:style-name="T2"><text:tab/><text:tab/></text:span><text:span text:style-name="T1">fetch</text:span><text:span text:style-name="T2"> </text:span><text:span text:style-name="T3">listelion</text:span><text:span text:style-name="T2"> </text:span><text:span text:style-name="T1">into</text:span><text:span text:style-name="T2"> </text:span><text:span text:style-name="T3">@nombapteme</text:span><text:span text:style-name="T4">,</text:span><text:span text:style-name="T3">@datenaissance</text:span></text:p>
      <text:p text:style-name="P1"><text:span text:style-name="T2"><text:tab/><text:tab/></text:span><text:span text:style-name="T1">set</text:span><text:span text:style-name="T2"> </text:span><text:span text:style-name="T3">@i</text:span><text:span text:style-name="T4">=</text:span><text:span text:style-name="T3">@i</text:span><text:span text:style-name="T4">+</text:span><text:span text:style-name="T2">1</text:span></text:p>
      <text:p text:style-name="P1"><text:span text:style-name="T2"><text:tab/></text:span><text:span text:style-name="T1">end</text:span></text:p>
      <text:p text:style-name="P1"><text:span text:style-name="T2"><text:tab/></text:span><text:span text:style-name="T1">close</text:span><text:span text:style-name="T2"> </text:span><text:span text:style-name="T3">listelion</text:span></text:p>
      <text:p text:style-name="P1"><text:span text:style-name="T2"><text:tab/></text:span><text:span text:style-name="T1">deallocate</text:span><text:span text:style-name="T2"> </text:span><text:span text:style-name="T3">listel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08:07:52.71</meta:creation-date>
    <dc:date>2013-12-17T09:46:13.39</dc:date>
    <meta:editing-duration>PT1H34M26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2" meta:paragraph-count="59" meta:word-count="227" meta:character-count="1445"/>
  </office:meta>
</office:document-meta>
</file>